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66cc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66cc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dcff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fo:min-height="1.0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00ff" fo:font-size="13pt" style:text-underline-style="solid" style:text-underline-width="auto" style:text-underline-color="font-color" fo:background-color="transparent" style:font-size-asian="13pt" style:font-size-complex="13pt"/>
    </style:style>
    <style:style style:name="P5" style:family="paragraph">
      <loext:graphic-properties draw:fill="none" draw:fill-color="#ffffff"/>
      <style:text-properties fo:color="#ff00ff" fo:font-size="13pt" style:text-underline-style="solid" style:text-underline-width="auto" style:text-underline-color="font-color" fo:background-color="transparent" style:font-size-asian="13pt" style:font-size-complex="13pt"/>
    </style:style>
    <style:style style:name="P6" style:family="paragraph">
      <style:paragraph-properties fo:text-align="center"/>
      <style:text-properties fo:color="#b84700" fo:font-size="13pt" style:text-underline-style="solid" style:text-underline-width="auto" style:text-underline-color="font-color" style:font-size-asian="13pt" style:font-size-complex="13pt"/>
    </style:style>
    <style:style style:name="P7" style:family="paragraph">
      <loext:graphic-properties draw:fill="none" draw:fill-color="#ffffff"/>
      <style:paragraph-properties fo:text-align="center"/>
      <style:text-properties fo:color="#b84700" fo:font-size="13pt" style:text-underline-style="solid" style:text-underline-width="auto" style:text-underline-color="font-color" style:font-size-asian="13pt" style:font-size-complex="13pt"/>
    </style:style>
    <style:style style:name="P8" style:family="paragraph">
      <style:paragraph-properties fo:text-align="center"/>
      <style:text-properties fo:color="#00dcff" fo:font-size="13pt" style:text-underline-style="solid" style:text-underline-width="auto" style:text-underline-color="font-color" style:font-size-asian="13pt" style:font-size-complex="13pt"/>
    </style:style>
    <style:style style:name="P9" style:family="paragraph">
      <loext:graphic-properties draw:fill="none" draw:fill-color="#ffffff"/>
      <style:paragraph-properties fo:text-align="center"/>
      <style:text-properties fo:color="#00dcff" fo:font-size="13pt" style:text-underline-style="solid" style:text-underline-width="auto" style:text-underline-color="font-color" style:font-size-asian="13pt" style:font-size-complex="13pt"/>
    </style:style>
    <style:style style:name="P10" style:family="paragraph">
      <style:paragraph-properties fo:text-align="center"/>
      <style:text-properties fo:color="#0084d1" fo:font-size="13pt" style:text-underline-style="solid" style:text-underline-width="auto" style:text-underline-color="font-color" style:font-size-asian="13pt" style:font-size-complex="13pt"/>
    </style:style>
    <style:style style:name="P11" style:family="paragraph">
      <loext:graphic-properties draw:fill="none" draw:fill-color="#ffffff"/>
      <style:paragraph-properties fo:text-align="center"/>
      <style:text-properties fo:color="#0084d1" fo:font-size="13pt" style:text-underline-style="solid" style:text-underline-width="auto" style:text-underline-color="font-color" style:font-size-asian="13pt" style:font-size-complex="13pt"/>
    </style:style>
    <style:style style:name="P12" style:family="paragraph">
      <style:paragraph-properties fo:text-align="center"/>
      <style:text-properties fo:color="#00ae00" fo:font-size="13pt" style:text-underline-style="solid" style:text-underline-width="auto" style:text-underline-color="font-color" style:font-size-asian="13pt" style:font-size-complex="13pt"/>
    </style:style>
    <style:style style:name="P13" style:family="paragraph">
      <loext:graphic-properties draw:fill="none" draw:fill-color="#ffffff"/>
      <style:paragraph-properties fo:text-align="center"/>
      <style:text-properties fo:color="#00ae00" fo:font-size="13pt" style:text-underline-style="solid" style:text-underline-width="auto" style:text-underline-color="font-color" style:font-size-asian="13pt" style:font-size-complex="13pt"/>
    </style:style>
    <style:style style:name="P14" style:family="paragraph">
      <loext:graphic-properties draw:fill="none"/>
      <style:paragraph-properties fo:text-align="center"/>
      <style:text-properties fo:color="#00ae00" fo:font-size="13pt" style:text-underline-style="solid" style:text-underline-width="auto" style:text-underline-color="font-color" style:font-size-asian="13pt" style:font-size-complex="13pt"/>
    </style:style>
    <style:style style:name="P15" style:family="paragraph"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16" style:family="paragraph">
      <loext:graphic-properties draw:fill="none" draw:fill-color="#ffffff"/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17" style:family="paragraph">
      <style:paragraph-properties fo:text-align="center"/>
      <style:text-properties fo:color="#9999ff" fo:font-size="12pt" style:text-underline-style="solid" style:text-underline-width="auto" style:text-underline-color="font-color" style:font-size-asian="12pt" style:font-size-complex="12pt"/>
    </style:style>
    <style:style style:name="P18" style:family="paragraph">
      <loext:graphic-properties draw:fill="none" draw:fill-color="#ffffff"/>
      <style:paragraph-properties fo:text-align="center"/>
      <style:text-properties fo:color="#9999ff" fo:font-size="12pt" style:text-underline-style="solid" style:text-underline-width="auto" style:text-underline-color="font-color" style:font-size-asian="12pt" style:font-size-complex="12pt"/>
    </style:style>
    <style:style style:name="P19" style:family="paragraph"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20" style:family="paragraph">
      <loext:graphic-properties draw:fill="none" draw:fill-color="#ffffff"/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21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00ff" fo:font-size="13pt" style:text-underline-style="solid" style:text-underline-width="auto" style:text-underline-color="font-color" fo:background-color="transparent" style:font-size-asian="13pt" style:font-size-complex="13pt"/>
    </style:style>
    <style:style style:name="T3" style:family="text">
      <style:text-properties fo:color="#ff00ff" fo:font-size="13pt" style:text-underline-style="none" fo:background-color="transparent" style:font-size-asian="13pt" style:font-size-complex="13pt"/>
    </style:style>
    <style:style style:name="T4" style:family="text">
      <style:text-properties fo:color="#b84700"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color="#b84700" fo:font-size="13pt" style:text-underline-style="none" style:font-size-asian="13pt" style:font-size-complex="13pt"/>
    </style:style>
    <style:style style:name="T6" style:family="text">
      <style:text-properties fo:color="#00dcff"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fo:color="#00dcff" fo:font-size="13pt" style:text-underline-style="none" style:font-size-asian="13pt" style:font-size-complex="13pt"/>
    </style:style>
    <style:style style:name="T8" style:family="text">
      <style:text-properties fo:color="#0084d1" fo:font-size="13pt" style:text-underline-style="solid" style:text-underline-width="auto" style:text-underline-color="font-color" style:font-size-asian="13pt" style:font-size-complex="13pt"/>
    </style:style>
    <style:style style:name="T9" style:family="text">
      <style:text-properties fo:color="#0084d1" fo:font-size="13pt" style:text-underline-style="none" style:font-size-asian="13pt" style:font-size-complex="13pt"/>
    </style:style>
    <style:style style:name="T10" style:family="text">
      <style:text-properties fo:color="#00ae00" fo:font-size="13pt" style:text-underline-style="solid" style:text-underline-width="auto" style:text-underline-color="font-color" style:font-size-asian="13pt" style:font-size-complex="13pt"/>
    </style:style>
    <style:style style:name="T11" style:family="text">
      <style:text-properties fo:color="#00ae00" fo:font-size="13pt" style:text-underline-style="none" style:font-size-asian="13pt" style:font-size-complex="13pt"/>
    </style:style>
    <style:style style:name="T1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3" style:family="text">
      <style:text-properties fo:font-size="13pt" style:text-underline-style="none" style:font-size-asian="13pt" style:font-size-complex="13pt"/>
    </style:style>
    <style:style style:name="T14" style:family="text">
      <style:text-properties fo:color="#ff3333" fo:font-size="10pt" style:text-underline-style="none" style:font-size-asian="10pt" style:font-size-complex="10pt"/>
    </style:style>
    <style:style style:name="T15" style:family="text">
      <style:text-properties fo:color="#9999ff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color="#9999ff" fo:font-size="12pt" style:text-underline-style="none" style:font-size-asian="12pt" style:font-size-complex="12pt"/>
    </style:style>
    <style:style style:name="T1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8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2.8cm" svg:height="2.8cm" svg:x="1.8cm" svg:y="8.4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8cm" svg:height="2.8cm" svg:x="8.2cm" svg:y="8.4cm">
          <text:p text:style-name="P1"><text:span text:style-name="T1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8cm" svg:height="2.8cm" svg:x="14.6cm" svg:y="14.177cm">
          <text:p text:style-name="P1"><text:span text:style-name="T1">Suppr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8cm" svg:height="2.8cm" svg:x="24.4cm" svg:y="14.2cm">
          <text:p text:style-name="P1"><text:span text:style-name="T1">Mod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8cm" svg:height="2.8cm" svg:x="14.6cm" svg:y="3.2cm">
          <text:p text:style-name="P1"><text:span text:style-name="T1">Suiv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8cm" svg:height="2.8cm" svg:x="24.4cm" svg:y="3.2cm">
          <text:p text:style-name="P1"><text:span text:style-name="T1">Précéde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curve" svg:x1="4.6cm" svg:y1="9.8cm" svg:x2="8.61cm" svg:y2="8.81cm" draw:start-shape="id1" draw:end-shape="id2" draw:end-glue-point="5" svg:d="M4600 9800c2701 0 697-990 4010-990" svg:viewBox="0 0 4011 991">
          <text:p/>
        </draw:connector>
        <draw:connector draw:style-name="gr3" draw:text-style-name="P3" draw:layer="layout" draw:type="curve" svg:x1="0.718cm" svg:y1="6.906cm" svg:x2="1.8cm" svg:y2="9.8cm" draw:end-shape="id1" draw:end-glue-point="6" svg:d="M718 6906c436 0-104 2894 1082 2894" svg:viewBox="0 0 1083 2895">
          <text:p/>
        </draw:connector>
        <draw:connector draw:style-name="gr4" draw:text-style-name="P3" draw:layer="layout" draw:type="curve" draw:line-skew="-1.244cm" svg:x1="10.59cm" svg:y1="8.81cm" svg:x2="8.61cm" svg:y2="8.81cm" draw:start-shape="id2" draw:start-glue-point="11" draw:end-shape="id2" draw:end-glue-point="5" svg:d="M10590 8810c0-3232-1980-3232-1980 0" svg:viewBox="0 0 1981 2425">
          <text:p/>
        </draw:connector>
        <draw:connector draw:style-name="gr2" draw:text-style-name="P3" draw:layer="layout" draw:type="curve" svg:x1="8.61cm" svg:y1="10.79cm" svg:x2="4.6cm" svg:y2="9.8cm" draw:start-shape="id2" draw:start-glue-point="7" draw:end-shape="id1" svg:d="M8610 10790c-3313 0-1309-990-4010-990" svg:viewBox="0 0 4011 991">
          <text:p/>
        </draw:connector>
        <draw:connector draw:style-name="gr5" draw:text-style-name="P3" draw:layer="layout" draw:type="curve" svg:x1="11cm" svg:y1="9.8cm" svg:x2="15.01cm" svg:y2="5.59cm" draw:start-shape="id2" draw:start-glue-point="10" draw:end-shape="id3" draw:end-glue-point="7" svg:d="M11000 9800c2701 0 697-4210 4010-4210" svg:viewBox="0 0 4011 4211">
          <text:p/>
        </draw:connector>
        <draw:connector draw:style-name="gr5" draw:text-style-name="P3" draw:layer="layout" draw:type="curve" svg:x1="11cm" svg:y1="9.8cm" svg:x2="24.4cm" svg:y2="4.6cm" draw:start-shape="id2" draw:end-shape="id4" draw:end-glue-point="6" svg:d="M11000 9800c10051 0 3352-5200 13400-5200" svg:viewBox="0 0 13401 5201">
          <text:p/>
        </draw:connector>
        <draw:connector draw:style-name="gr5" draw:text-style-name="P3" draw:layer="layout" draw:type="curve" svg:x1="11cm" svg:y1="9.8cm" svg:x2="24.4cm" svg:y2="15.6cm" draw:start-shape="id2" draw:end-shape="id5" svg:d="M11000 9800c10051 0 3352 5800 13400 5800" svg:viewBox="0 0 13401 5801">
          <text:p/>
        </draw:connector>
        <draw:connector draw:style-name="gr5" draw:text-style-name="P3" draw:layer="layout" draw:type="curve" svg:x1="11cm" svg:y1="9.8cm" svg:x2="15.01cm" svg:y2="14.587cm" draw:start-shape="id2" draw:start-glue-point="10" draw:end-shape="id6" draw:end-glue-point="5" svg:d="M11000 9800c2701 0 697 4787 4010 4787" svg:viewBox="0 0 4011 4788">
          <text:p/>
        </draw:connector>
        <draw:connector draw:style-name="gr6" draw:text-style-name="P3" draw:layer="layout" draw:type="curve" svg:x1="15.01cm" svg:y1="3.61cm" svg:x2="3.2cm" svg:y2="8.4cm" draw:start-shape="id3" draw:start-glue-point="5" draw:end-shape="id1" draw:end-glue-point="4" svg:d="M15010 3610c-7874 0-11810 1596-11810 4790" svg:viewBox="0 0 11811 4791">
          <text:p/>
        </draw:connector>
        <draw:connector draw:style-name="gr7" draw:text-style-name="P3" draw:layer="layout" draw:type="curve" draw:line-skew="-1.689cm" svg:x1="26.79cm" svg:y1="3.61cm" svg:x2="3.2cm" svg:y2="8.4cm" draw:start-shape="id4" draw:start-glue-point="11" draw:end-shape="id1" svg:d="M26790 3610c0-3900-23590-6295-23590 4790" svg:viewBox="0 0 23591 8052">
          <text:p/>
        </draw:connector>
        <draw:connector draw:style-name="gr7" draw:text-style-name="P3" draw:layer="layout" draw:type="curve" svg:x1="15.01cm" svg:y1="16.567cm" svg:x2="3.2cm" svg:y2="11.2cm" draw:start-shape="id6" draw:start-glue-point="7" draw:end-shape="id1" draw:end-glue-point="8" svg:d="M15010 16567c-7874 0-11810-1789-11810-5367" svg:viewBox="0 0 11811 5368">
          <text:p/>
        </draw:connector>
        <draw:connector draw:style-name="gr7" draw:text-style-name="P3" draw:layer="layout" draw:type="curve" draw:line-skew="1.599cm" svg:x1="25.8cm" svg:y1="17cm" svg:x2="3.2cm" svg:y2="11.2cm" draw:start-shape="id5" draw:start-glue-point="8" draw:end-shape="id1" draw:end-glue-point="8" svg:d="M25800 17000c0 3151-22600 6051-22600-5800" svg:viewBox="0 0 22601 8581">
          <text:p/>
        </draw:connector>
        <draw:connector draw:style-name="gr8" draw:text-style-name="P3" draw:layer="layout" draw:type="curve" svg:x1="17.4cm" svg:y1="4.6cm" svg:x2="24.4cm" svg:y2="4.6cm" draw:start-shape="id3" draw:start-glue-point="10" draw:end-shape="id4" svg:d="M17400 4600h7000" svg:viewBox="0 0 7001 1">
          <text:p/>
        </draw:connector>
        <draw:connector draw:style-name="gr8" draw:text-style-name="P3" draw:layer="layout" draw:type="curve" svg:x1="16cm" svg:y1="6cm" svg:x2="16cm" svg:y2="14.177cm" draw:start-shape="id3" draw:end-shape="id6" draw:end-glue-point="4" svg:d="M16000 6000v8177" svg:viewBox="0 0 1 8178">
          <text:p/>
        </draw:connector>
        <draw:connector draw:style-name="gr8" draw:text-style-name="P3" draw:layer="layout" draw:type="curve" svg:x1="25.8cm" svg:y1="6cm" svg:x2="25.8cm" svg:y2="14.2cm" draw:start-shape="id4" draw:start-glue-point="8" draw:end-shape="id5" draw:end-glue-point="4" svg:d="M25800 6000v8200" svg:viewBox="0 0 1 8201">
          <text:p/>
        </draw:connector>
        <draw:connector draw:style-name="gr8" draw:text-style-name="P3" draw:layer="layout" draw:type="curve" draw:line-skew="1.84cm" svg:x1="24.81cm" svg:y1="16.59cm" svg:x2="16.99cm" svg:y2="16.567cm" draw:start-shape="id5" draw:start-glue-point="7" draw:end-shape="id6" draw:end-glue-point="9" svg:d="M24810 16590c-3103 0 806-23-7820-23" svg:viewBox="0 0 7821 24">
          <text:p/>
        </draw:connector>
        <draw:connector draw:style-name="gr9" draw:text-style-name="P3" draw:layer="layout" draw:type="curve" svg:x1="14.6cm" svg:y1="4.6cm" svg:x2="10.59cm" svg:y2="8.81cm" draw:start-shape="id3" draw:start-glue-point="6" draw:end-shape="id2" draw:end-glue-point="11" svg:d="M14600 4600c-2698 0-694 4210-4010 4210" svg:viewBox="0 0 4011 4211">
          <text:p/>
        </draw:connector>
        <draw:connector draw:style-name="gr9" draw:text-style-name="P3" draw:layer="layout" draw:type="curve" draw:line-skew="-0.378cm" svg:x1="14.6cm" svg:y1="15.577cm" svg:x2="10.59cm" svg:y2="10.79cm" draw:start-shape="id6" draw:start-glue-point="6" draw:end-shape="id2" draw:end-glue-point="9" svg:d="M14600 15577c-3265 0-1261-4787-4010-4787" svg:viewBox="0 0 4011 4788">
          <text:p/>
        </draw:connector>
        <draw:connector draw:style-name="gr9" draw:text-style-name="P3" draw:layer="layout" draw:type="curve" svg:x1="24.81cm" svg:y1="16.59cm" svg:x2="10.59cm" svg:y2="10.79cm" draw:start-shape="id5" draw:start-glue-point="7" draw:end-shape="id2" draw:end-glue-point="9" svg:d="M24810 16590c-10663 0-3554-5800-14220-5800" svg:viewBox="0 0 14221 5801">
          <text:p/>
        </draw:connector>
        <draw:connector draw:style-name="gr9" draw:text-style-name="P3" draw:layer="layout" draw:type="curve" svg:x1="24.81cm" svg:y1="3.61cm" svg:x2="10.59cm" svg:y2="8.81cm" draw:start-shape="id4" draw:start-glue-point="5" draw:end-shape="id2" draw:end-glue-point="11" svg:d="M24810 3610c-10663 0-3554 5200-14220 5200" svg:viewBox="0 0 14221 5201">
          <text:p/>
        </draw:connector>
        <draw:connector draw:style-name="gr8" draw:text-style-name="P3" draw:layer="layout" draw:type="curve" svg:x1="24.81cm" svg:y1="3.61cm" svg:x2="16.99cm" svg:y2="3.61cm" draw:start-shape="id4" draw:start-glue-point="5" draw:end-shape="id3" draw:end-glue-point="11" svg:d="M24810 3610h-7820" svg:viewBox="0 0 7821 1">
          <text:p/>
        </draw:connector>
        <draw:connector draw:style-name="gr8" draw:text-style-name="P3" draw:layer="layout" draw:type="curve" svg:x1="16.99cm" svg:y1="14.587cm" svg:x2="16.99cm" svg:y2="5.59cm" draw:start-shape="id6" draw:start-glue-point="11" draw:end-shape="id3" draw:end-glue-point="9" svg:d="M16990 14587v-8997" svg:viewBox="0 0 1 8998">
          <text:p/>
        </draw:connector>
        <draw:connector draw:style-name="gr8" draw:text-style-name="P3" draw:layer="layout" draw:type="curve" svg:x1="17.4cm" svg:y1="15.577cm" svg:x2="24.4cm" svg:y2="15.6cm" draw:start-shape="id6" draw:start-glue-point="10" draw:end-shape="id5" draw:end-glue-point="6" svg:d="M17400 15577c5251 0 1752 23 7000 23" svg:viewBox="0 0 7001 24">
          <text:p/>
        </draw:connector>
        <draw:connector draw:style-name="gr8" draw:text-style-name="P3" draw:layer="layout" draw:type="curve" svg:x1="26.79cm" svg:y1="14.61cm" svg:x2="26.79cm" svg:y2="5.59cm" draw:start-shape="id5" draw:start-glue-point="11" draw:end-shape="id4" draw:end-glue-point="9" svg:d="M26790 14610v-9020" svg:viewBox="0 0 1 9021">
          <text:p/>
        </draw:connector>
        <draw:connector draw:style-name="gr2" draw:text-style-name="P3" draw:layer="layout" draw:type="curve" draw:line-skew="-1.244cm" svg:x1="4.19cm" svg:y1="8.81cm" svg:x2="2.21cm" svg:y2="8.81cm" draw:start-shape="id1" draw:start-glue-point="11" draw:end-shape="id1" draw:end-glue-point="5" svg:d="M4190 8810c0-3232-1980-3232-1980 0" svg:viewBox="0 0 1981 2425">
          <text:p/>
        </draw:connector>
        <draw:connector draw:style-name="gr2" draw:text-style-name="P3" draw:layer="layout" draw:type="curve" draw:line-skew="0.842cm" svg:x1="2.21cm" svg:y1="10.79cm" svg:x2="4.19cm" svg:y2="10.79cm" draw:start-shape="id1" draw:start-glue-point="7" draw:end-shape="id1" draw:end-glue-point="9" svg:d="M2210 10790c0 2631 1980 2631 1980 0" svg:viewBox="0 0 1981 1974">
          <text:p/>
        </draw:connector>
        <draw:connector draw:style-name="gr10" draw:text-style-name="P3" draw:layer="layout" draw:type="curve" draw:line-skew="-0.844cm" svg:x1="16.99cm" svg:y1="3.61cm" svg:x2="15.01cm" svg:y2="3.61cm" draw:start-shape="id3" draw:start-glue-point="11" draw:end-shape="id3" draw:end-glue-point="5" svg:d="M16990 3610c0-2632-1980-2632-1980 0" svg:viewBox="0 0 1981 1975">
          <text:p/>
        </draw:connector>
        <draw:connector draw:style-name="gr10" draw:text-style-name="P3" draw:layer="layout" draw:type="curve" draw:line-skew="-1.044cm" svg:x1="26.79cm" svg:y1="3.61cm" svg:x2="24.81cm" svg:y2="3.61cm" draw:start-shape="id4" draw:start-glue-point="11" draw:end-shape="id4" draw:end-glue-point="5" svg:d="M26790 3610c0-2932-1980-2932-1980 0" svg:viewBox="0 0 1981 2200">
          <text:p/>
        </draw:connector>
        <draw:connector draw:style-name="gr10" draw:text-style-name="P3" draw:layer="layout" draw:type="curve" draw:line-skew="1.413cm" svg:x1="16.99cm" svg:y1="16.567cm" svg:x2="15.01cm" svg:y2="16.567cm" draw:start-shape="id6" draw:start-glue-point="9" draw:end-shape="id6" draw:end-glue-point="7" svg:d="M16990 16567c0 3487-1980 3487-1980 0" svg:viewBox="0 0 1981 2616">
          <text:p/>
        </draw:connector>
        <draw:connector draw:style-name="gr4" draw:text-style-name="P3" draw:layer="layout" draw:type="curve" draw:line-skew="-1.895cm" svg:x1="16.99cm" svg:y1="3.61cm" svg:x2="15.01cm" svg:y2="3.61cm" draw:start-shape="id3" draw:start-glue-point="11" draw:end-shape="id3" draw:end-glue-point="5" svg:d="M16990 3610c0-4209-1980-4209-1980 0" svg:viewBox="0 0 1981 3158">
          <text:p/>
        </draw:connector>
        <draw:connector draw:style-name="gr4" draw:text-style-name="P3" draw:layer="layout" draw:type="curve" draw:line-skew="-2.244cm" svg:x1="26.79cm" svg:y1="3.61cm" svg:x2="24.81cm" svg:y2="3.61cm" draw:start-shape="id4" draw:start-glue-point="11" draw:end-shape="id4" draw:end-glue-point="5" svg:d="M26790 3610c0-4732-1980-4732-1980 0" svg:viewBox="0 0 1981 3550">
          <text:p/>
        </draw:connector>
        <draw:connector draw:style-name="gr4" draw:text-style-name="P3" draw:layer="layout" draw:type="curve" draw:line-skew="2.865cm" svg:x1="16.99cm" svg:y1="16.567cm" svg:x2="15.01cm" svg:y2="16.567cm" draw:start-shape="id6" draw:start-glue-point="9" draw:end-shape="id6" draw:end-glue-point="7" svg:d="M16990 16567c0 5665-1980 5665-1980 0" svg:viewBox="0 0 1981 4250">
          <text:p/>
        </draw:connector>
        <draw:connector draw:style-name="gr10" draw:text-style-name="P3" draw:layer="layout" draw:type="curve" draw:line-skew="0.842cm" svg:x1="24.81cm" svg:y1="16.59cm" svg:x2="26.79cm" svg:y2="16.59cm" draw:start-shape="id5" draw:start-glue-point="7" draw:end-shape="id5" draw:end-glue-point="9" svg:d="M24810 16590c0 2631 1980 2631 1980 0" svg:viewBox="0 0 1981 1974">
          <text:p/>
        </draw:connector>
        <draw:connector draw:style-name="gr4" draw:text-style-name="P3" draw:layer="layout" draw:type="curve" draw:line-skew="2.042cm" svg:x1="24.81cm" svg:y1="16.59cm" svg:x2="26.79cm" svg:y2="16.59cm" draw:start-shape="id5" draw:start-glue-point="7" draw:end-shape="id5" draw:end-glue-point="9" svg:d="M24810 16590c0 4431 1980 4431 1980 0" svg:viewBox="0 0 1981 3324">
          <text:p/>
        </draw:connector>
        <draw:connector draw:style-name="gr2" draw:text-style-name="P3" draw:layer="layout" draw:type="curve" draw:line-skew="1.242cm" svg:x1="10.59cm" svg:y1="10.79cm" svg:x2="8.61cm" svg:y2="10.79cm" draw:start-shape="id2" draw:start-glue-point="9" draw:end-shape="id2" draw:end-glue-point="7" svg:d="M10590 10790c0 3231-1980 3231-1980 0" svg:viewBox="0 0 1981 2424">
          <text:p/>
        </draw:connector>
        <draw:frame draw:style-name="gr11" draw:text-style-name="P5" draw:layer="layout" svg:width="4cm" svg:height="1.673cm" svg:x="7.6cm" svg:y="6.6cm">
          <draw:text-box>
            <text:p text:style-name="P4"><text:span text:style-name="T2">MM /out PM</text:span></text:p>
            <text:p text:style-name="P4"><text:span text:style-name="T3">'rien'</text:span></text:p>
          </draw:text-box>
        </draw:frame>
        <draw:frame draw:style-name="gr11" draw:text-style-name="P5" draw:layer="layout" svg:width="4cm" svg:height="1.673cm" svg:x="14cm" svg:y="0.527cm">
          <draw:text-box>
            <text:p text:style-name="P4"><text:span text:style-name="T2">MM / in suivant</text:span></text:p>
            <text:p text:style-name="P4"><text:span text:style-name="T3">'rien'</text:span></text:p>
          </draw:text-box>
        </draw:frame>
        <draw:frame draw:style-name="gr11" draw:text-style-name="P5" draw:layer="layout" svg:width="4cm" svg:height="1.673cm" svg:x="23.8cm" svg:y="0.4cm">
          <draw:text-box>
            <text:p text:style-name="P4"><text:span text:style-name="T2">MM /in prec</text:span></text:p>
            <text:p text:style-name="P4"><text:span text:style-name="T3">'rien'</text:span></text:p>
          </draw:text-box>
        </draw:frame>
        <draw:frame draw:style-name="gr11" draw:text-style-name="P5" draw:layer="layout" svg:width="4cm" svg:height="1.673cm" svg:x="14cm" svg:y="19.727cm">
          <draw:text-box>
            <text:p text:style-name="P4"><text:span text:style-name="T2">MM /in suppr</text:span></text:p>
            <text:p text:style-name="P4"><text:span text:style-name="T3">'rien'</text:span></text:p>
          </draw:text-box>
        </draw:frame>
        <draw:frame draw:style-name="gr11" draw:text-style-name="P5" draw:layer="layout" svg:width="4cm" svg:height="1.673cm" svg:x="23.8cm" svg:y="19.327cm">
          <draw:text-box>
            <text:p text:style-name="P4"><text:span text:style-name="T2">MM /in modifier</text:span></text:p>
            <text:p text:style-name="P4"><text:span text:style-name="T3">'rien'</text:span></text:p>
          </draw:text-box>
        </draw:frame>
        <draw:frame draw:style-name="gr11" draw:text-style-name="P7" draw:layer="layout" svg:width="3.4cm" svg:height="1.673cm" svg:x="11cm" svg:y="4.527cm">
          <draw:text-box>
            <text:p text:style-name="P6"><text:span text:style-name="T4">MM / out PM</text:span></text:p>
            <text:p text:style-name="P6"><text:span text:style-name="T5">Ouvrir PM</text:span></text:p>
          </draw:text-box>
        </draw:frame>
        <draw:frame draw:style-name="gr11" draw:text-style-name="P7" draw:layer="layout" svg:width="3.4cm" svg:height="1.673cm" svg:x="11cm" svg:y="14.527cm">
          <draw:text-box>
            <text:p text:style-name="P6"><text:span text:style-name="T4">MM / out PM</text:span></text:p>
            <text:p text:style-name="P6"><text:span text:style-name="T5">Ouvrir PM</text:span></text:p>
          </draw:text-box>
        </draw:frame>
        <draw:frame draw:style-name="gr11" draw:text-style-name="P7" draw:layer="layout" svg:width="3.4cm" svg:height="1.673cm" svg:x="21.2cm" svg:y="2.4cm">
          <draw:text-box>
            <text:p text:style-name="P6"><text:span text:style-name="T4">MM / out PM</text:span></text:p>
            <text:p text:style-name="P6"><text:span text:style-name="T5">Ouvrir PM</text:span></text:p>
          </draw:text-box>
        </draw:frame>
        <draw:frame draw:style-name="gr11" draw:text-style-name="P7" draw:layer="layout" svg:width="3.4cm" svg:height="1.673cm" svg:x="21.41cm" svg:y="16.527cm">
          <draw:text-box>
            <text:p text:style-name="P6"><text:span text:style-name="T4">MM / out PM</text:span></text:p>
            <text:p text:style-name="P6"><text:span text:style-name="T5">Ouvrir PM</text:span></text:p>
          </draw:text-box>
        </draw:frame>
        <draw:frame draw:style-name="gr12" draw:text-style-name="P9" draw:layer="layout" svg:width="3.4cm" svg:height="1.787cm" svg:x="14.2cm" svg:y="17.6cm">
          <draw:text-box>
            <text:p text:style-name="P8"><text:span text:style-name="T6">CD / in suppr</text:span></text:p>
            <text:p text:style-name="P8"><text:span text:style-name="T7">'rien'</text:span></text:p>
          </draw:text-box>
        </draw:frame>
        <draw:frame draw:style-name="gr12" draw:text-style-name="P9" draw:layer="layout" svg:width="3.4cm" svg:height="1.787cm" svg:x="24.2cm" svg:y="17.54cm">
          <draw:text-box>
            <text:p text:style-name="P8"><text:span text:style-name="T6">CD / in mod</text:span></text:p>
            <text:p text:style-name="P8"><text:span text:style-name="T7">'rien'</text:span></text:p>
          </draw:text-box>
        </draw:frame>
        <draw:frame draw:style-name="gr12" draw:text-style-name="P9" draw:layer="layout" svg:width="4cm" svg:height="1.787cm" svg:x="14cm" svg:y="2.013cm">
          <draw:text-box>
            <text:p text:style-name="P8"><text:span text:style-name="T6">CD / in suivant</text:span></text:p>
            <text:p text:style-name="P8"><text:span text:style-name="T7">'rien'</text:span></text:p>
          </draw:text-box>
        </draw:frame>
        <draw:frame draw:style-name="gr12" draw:text-style-name="P9" draw:layer="layout" svg:width="3.4cm" svg:height="1.787cm" svg:x="24.2cm" svg:y="2.013cm">
          <draw:text-box>
            <text:p text:style-name="P8"><text:span text:style-name="T6">CD / in prec</text:span></text:p>
            <text:p text:style-name="P8"><text:span text:style-name="T7">'rien'</text:span></text:p>
          </draw:text-box>
        </draw:frame>
        <draw:frame draw:style-name="gr13" draw:text-style-name="P11" draw:layer="layout" svg:width="3.6cm" svg:height="1.275cm" svg:x="12.2cm" svg:y="6.6cm">
          <draw:text-box>
            <text:p text:style-name="P10"><text:span text:style-name="T8">MM / in suivant</text:span></text:p>
            <text:p text:style-name="P10"><text:span text:style-name="T9">HL suivant</text:span></text:p>
          </draw:text-box>
        </draw:frame>
        <draw:frame draw:style-name="gr13" draw:text-style-name="P11" draw:layer="layout" svg:width="3.6cm" svg:height="1.275cm" svg:x="12.4cm" svg:y="12.4cm">
          <draw:text-box>
            <text:p text:style-name="P10"><text:span text:style-name="T8">MM / in suppr</text:span></text:p>
            <text:p text:style-name="P10"><text:span text:style-name="T9">HL suppr</text:span></text:p>
          </draw:text-box>
        </draw:frame>
        <draw:frame draw:style-name="gr13" draw:text-style-name="P11" draw:layer="layout" svg:width="3.6cm" svg:height="1.275cm" svg:x="19.6cm" svg:y="13.8cm">
          <draw:text-box>
            <text:p text:style-name="P10"><text:span text:style-name="T8">MM / in modif</text:span></text:p>
            <text:p text:style-name="P10"><text:span text:style-name="T9">HL modif</text:span></text:p>
          </draw:text-box>
        </draw:frame>
        <draw:frame draw:style-name="gr13" draw:text-style-name="P11" draw:layer="layout" svg:width="3.6cm" svg:height="1.275cm" svg:x="20cm" svg:y="5.125cm">
          <draw:text-box>
            <text:p text:style-name="P10"><text:span text:style-name="T8">MM / in prec</text:span></text:p>
            <text:p text:style-name="P10"><text:span text:style-name="T9">HL prec</text:span></text:p>
          </draw:text-box>
        </draw:frame>
        <draw:frame draw:style-name="gr12" draw:text-style-name="P13" draw:layer="layout" svg:width="3.8cm" svg:height="1.787cm" svg:x="17.2cm" svg:y="2.4cm">
          <draw:text-box>
            <text:p text:style-name="P12"><text:span text:style-name="T10">MM / in suivant</text:span></text:p>
            <text:p text:style-name="P12"><text:span text:style-name="T10">HL suivant</text:span></text:p>
          </draw:text-box>
        </draw:frame>
        <draw:frame draw:style-name="gr12" draw:text-style-name="P13" draw:layer="layout" svg:width="3.8cm" svg:height="1.787cm" svg:x="16.8cm" svg:y="7cm">
          <draw:text-box>
            <text:p text:style-name="P12"><text:span text:style-name="T10">MM / in suivant</text:span></text:p>
            <text:p text:style-name="P12"><text:span text:style-name="T10">HL suivant</text:span></text:p>
          </draw:text-box>
        </draw:frame>
        <draw:frame draw:style-name="gr12" draw:text-style-name="P13" draw:layer="layout" svg:width="3.8cm" svg:height="1.787cm" svg:x="15.8cm" svg:y="12.8cm">
          <draw:text-box>
            <text:p text:style-name="P12"><text:span text:style-name="T10">MM / in suppr</text:span></text:p>
            <text:p text:style-name="P12"><text:span text:style-name="T10">HL suppr</text:span></text:p>
          </draw:text-box>
        </draw:frame>
        <draw:frame draw:style-name="gr12" draw:text-style-name="P13" draw:layer="layout" svg:width="3.8cm" svg:height="1.787cm" svg:x="16.8cm" svg:y="16.813cm">
          <draw:text-box>
            <text:p text:style-name="P12"><text:span text:style-name="T10">MM / in suppr</text:span></text:p>
            <text:p text:style-name="P12"><text:span text:style-name="T10">HL suppr</text:span></text:p>
          </draw:text-box>
        </draw:frame>
        <draw:frame draw:style-name="gr14" draw:text-style-name="P14" draw:layer="layout" svg:width="3.237cm" svg:height="1.276cm" svg:x="20.763cm" svg:y="14.924cm">
          <draw:text-box>
            <text:p text:style-name="P12"><text:span text:style-name="T10">MM / in modif</text:span></text:p>
            <text:p text:style-name="P12"><text:span text:style-name="T11">HL modif</text:span></text:p>
          </draw:text-box>
        </draw:frame>
        <draw:frame draw:style-name="gr14" draw:text-style-name="P14" draw:layer="layout" svg:width="3.237cm" svg:height="1.276cm" svg:x="22.6cm" svg:y="12.724cm">
          <draw:text-box>
            <text:p text:style-name="P12"><text:span text:style-name="T10">MM / in modif</text:span></text:p>
            <text:p text:style-name="P12"><text:span text:style-name="T11">HL modif</text:span></text:p>
          </draw:text-box>
        </draw:frame>
        <draw:frame draw:style-name="gr13" draw:text-style-name="P13" draw:layer="layout" svg:width="3.6cm" svg:height="1.275cm" svg:x="24.8cm" svg:y="6.325cm">
          <draw:text-box>
            <text:p text:style-name="P12"><text:span text:style-name="T10">MM / in prec</text:span></text:p>
            <text:p text:style-name="P12"><text:span text:style-name="T11">HL prec</text:span></text:p>
          </draw:text-box>
        </draw:frame>
        <draw:frame draw:style-name="gr13" draw:text-style-name="P13" draw:layer="layout" svg:width="3.6cm" svg:height="1.275cm" svg:x="21cm" svg:y="4cm">
          <draw:text-box>
            <text:p text:style-name="P12"><text:span text:style-name="T10">MM / in prec</text:span></text:p>
            <text:p text:style-name="P12"><text:span text:style-name="T11">HL prec</text:span></text:p>
          </draw:text-box>
        </draw:frame>
        <draw:frame draw:style-name="gr15" draw:text-style-name="P16" draw:layer="layout" svg:width="3.6cm" svg:height="1.669cm" svg:x="4.8cm" svg:y="7.531cm">
          <draw:text-box>
            <text:p text:style-name="P15"><text:span text:style-name="T12"><text:s text:c="3"/></text:span><text:span text:style-name="T12">CD / <text:s text:c="4"/></text:span></text:p>
            <text:p text:style-name="P15"><text:span text:style-name="T13">Ouvrir PM</text:span></text:p>
            <text:p text:style-name="P15"><text:span text:style-name="T14">Pos = pos souris</text:span></text:p>
          </draw:text-box>
        </draw:frame>
        <draw:frame draw:style-name="gr15" draw:text-style-name="P16" draw:layer="layout" svg:width="3.6cm" svg:height="1.275cm" svg:x="4.8cm" svg:y="10.79cm">
          <draw:text-box>
            <text:p text:style-name="P15"><text:span text:style-name="T12">CG / out menu</text:span></text:p>
            <text:p text:style-name="P15"><text:span text:style-name="T13">Fermer PM</text:span></text:p>
          </draw:text-box>
        </draw:frame>
        <draw:frame draw:style-name="gr15" draw:text-style-name="P16" draw:layer="layout" svg:width="3.6cm" svg:height="1.669cm" svg:x="8cm" svg:y="13.325cm">
          <draw:text-box>
            <text:p text:style-name="P15"><text:span text:style-name="T12"><text:s text:c="3"/></text:span><text:span text:style-name="T12">CD / <text:s text:c="4"/></text:span></text:p>
            <text:p text:style-name="P15"><text:span text:style-name="T13">Ouvrir PM</text:span></text:p>
            <text:p text:style-name="P15"><text:span text:style-name="T14">Pos = pos souris</text:span></text:p>
          </draw:text-box>
        </draw:frame>
        <draw:frame draw:style-name="gr12" draw:text-style-name="P18" draw:layer="layout" svg:width="5.2cm" svg:height="1.787cm" svg:x="2.2cm" svg:y="1.213cm">
          <draw:text-box>
            <text:p text:style-name="P17"><text:span text:style-name="T15"><text:s text:c="7"/></text:span><text:span text:style-name="T15">CG <text:s text:c="5"/>/ <text:s text:c="13"/></text:span></text:p>
            <text:p text:style-name="P17"><text:span text:style-name="T16">Com prec, fermer PM</text:span></text:p>
          </draw:text-box>
        </draw:frame>
        <draw:frame draw:style-name="gr12" draw:text-style-name="P18" draw:layer="layout" svg:width="5.2cm" svg:height="1.787cm" svg:x="4.8cm" svg:y="18.413cm">
          <draw:text-box>
            <text:p text:style-name="P17"><text:span text:style-name="T15"><text:s text:c="7"/></text:span><text:span text:style-name="T15">CG <text:s text:c="5"/>/ <text:s text:c="13"/></text:span></text:p>
            <text:p text:style-name="P17"><text:span text:style-name="T16">Com mod, fermer PM</text:span></text:p>
          </draw:text-box>
        </draw:frame>
        <draw:frame draw:style-name="gr12" draw:text-style-name="P18" draw:layer="layout" svg:width="5.2cm" svg:height="1.787cm" svg:x="8.4cm" svg:y="2.4cm">
          <draw:text-box>
            <text:p text:style-name="P17"><text:span text:style-name="T15"><text:s text:c="7"/></text:span><text:span text:style-name="T15">CG <text:s text:c="5"/>/ <text:s text:c="13"/></text:span></text:p>
            <text:p text:style-name="P17"><text:span text:style-name="T16">Com suivant, fermer PM</text:span></text:p>
          </draw:text-box>
        </draw:frame>
        <draw:frame draw:style-name="gr12" draw:text-style-name="P18" draw:layer="layout" svg:width="5.2cm" svg:height="1.787cm" svg:x="9.2cm" svg:y="16.414cm">
          <draw:text-box>
            <text:p text:style-name="P17"><text:span text:style-name="T15"><text:s text:c="7"/></text:span><text:span text:style-name="T15">CG <text:s text:c="5"/>/ <text:s text:c="13"/></text:span></text:p>
            <text:p text:style-name="P17"><text:span text:style-name="T16">Com suppr, fermer PM</text:span></text:p>
          </draw:text-box>
        </draw:frame>
        <draw:frame draw:style-name="gr12" draw:text-style-name="P18" draw:layer="layout" svg:width="5.2cm" svg:height="1.787cm" svg:x="9.2cm" svg:y="16.414cm">
          <draw:text-box>
            <text:p text:style-name="P17"><text:span text:style-name="T15"><text:s text:c="7"/></text:span><text:span text:style-name="T15">CG <text:s text:c="5"/>/ <text:s text:c="13"/></text:span></text:p>
            <text:p text:style-name="P17"><text:span text:style-name="T16">Com suppr, fermer PM</text:span></text:p>
          </draw:text-box>
        </draw:frame>
        <draw:frame draw:style-name="gr13" draw:text-style-name="P16" draw:layer="layout" svg:width="2.6cm" svg:height="1.275cm" svg:x="1.4cm" svg:y="12.725cm">
          <draw:text-box>
            <text:p text:style-name="P15"><text:span text:style-name="T12">CG / <text:s text:c="3"/></text:span></text:p>
            <text:p text:style-name="P15"><text:span text:style-name="T13">'rien'</text:span></text:p>
          </draw:text-box>
        </draw:frame>
        <draw:frame draw:style-name="gr13" draw:text-style-name="P16" draw:layer="layout" svg:width="2.6cm" svg:height="1.275cm" svg:x="2cm" svg:y="5.2cm">
          <draw:text-box>
            <text:p text:style-name="P15"><text:span text:style-name="T12">MM / <text:s text:c="3"/></text:span></text:p>
            <text:p text:style-name="P15"><text:span text:style-name="T13">'rien'</text:span></text:p>
          </draw:text-box>
        </draw:frame>
        <draw:frame draw:style-name="gr12" draw:text-style-name="P20" draw:layer="layout" svg:width="3.2cm" svg:height="1.787cm" svg:x="-0.4cm" svg:y="7.413cm">
          <draw:text-box>
            <text:p text:style-name="P19"><text:span text:style-name="T17"><text:s text:c="9"/></text:span><text:span text:style-name="T17">/ <text:s text:c="8"/></text:span></text:p>
            <text:p text:style-name="P19"><text:span text:style-name="T18">Fermer PM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4:21:48.254000000</meta:creation-date>
    <dc:date>2016-10-19T15:43:13.222000000</dc:date>
    <meta:editing-duration>PT4M46S</meta:editing-duration>
    <meta:editing-cycles>1</meta:editing-cycles>
    <meta:document-statistic meta:object-count="100"/>
    <meta:generator>LibreOffice/5.0.6.3$Windows_x86 LibreOffice_project/490fc03b25318460cfc54456516ea2519c11d1aa</meta:generator>
  </office:meta>
</office:document-meta>
</file>